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ul-Michael Sorhaindo</text:p>
      <text:p text:style-name="Standard">08806896</text:p>
      <text:p text:style-name="Standard"/>
      <text:p text:style-name="Standard"/>
      <text:p text:style-name="Standard">Ant Colony Simulation</text:p>
      <text:p text:style-name="Standard"/>
      <text:p text:style-name="Standard">(An Ant Colony Simulation Using Parallel Programming Techniques in a Functional Language.)</text:p>
      <text:p text:style-name="Standard"/>
      <text:p text:style-name="Standard"/>
      <text:p text:style-name="Standard">Computer Science (Games) Bachelor of Scienc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orhaindo</meta:initial-creator>
    <meta:creation-date>2012-03-26T19:32:32</meta:creation-date>
    <meta:document-statistic meta:table-count="0" meta:image-count="0" meta:object-count="0" meta:page-count="1" meta:paragraph-count="5" meta:word-count="24" meta:character-count="185" meta:non-whitespace-character-count="166"/>
    <dc:date>2012-03-27T00:48:25</dc:date>
    <dc:creator>Michael Sorhaindo</dc:creator>
    <meta:editing-duration>PT5H43S</meta:editing-duration>
    <meta:editing-cycles>1</meta:editing-cycles>
    <meta:generator>LibreOffice/3.4$Unix LibreOffice_project/340m1$Build-502</meta:generator>
  </office:meta>
</office:document-meta>
</file>